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style:font-name="FreeSans1" fo:font-size="12pt" officeooo:rsid="0007a16d" officeooo:paragraph-rsid="0007a16d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FreeSans1" fo:font-size="12pt" officeooo:rsid="00432286" officeooo:paragraph-rsid="004f4906" style:font-name-asian="Droid Sans Fallback" style:font-size-asian="12pt" style:font-name-complex="FreeSans2" style:font-size-complex="12pt"/>
    </style:style>
    <style:style style:name="P3" style:family="paragraph" style:parent-style-name="Standard">
      <style:paragraph-properties fo:line-height="1.75cm" fo:text-align="start" style:justify-single-word="false"/>
      <style:text-properties style:font-name="FreeSans1" officeooo:rsid="002c6acd" officeooo:paragraph-rsid="00462fda"/>
    </style:style>
    <style:style style:name="P4" style:family="paragraph" style:parent-style-name="Standard">
      <style:paragraph-properties fo:text-align="end" style:justify-single-word="false"/>
      <style:text-properties fo:font-variant="normal" fo:text-transform="none" style:font-name="FreeSans1" fo:font-size="8pt" fo:font-weight="normal" officeooo:rsid="001728dc" officeooo:paragraph-rsid="001728dc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end" style:justify-single-word="false"/>
      <style:text-properties fo:font-variant="normal" fo:text-transform="none" style:font-name="FreeSans1" fo:font-size="12pt" fo:font-weight="bold" officeooo:rsid="001728dc" officeooo:paragraph-rsid="001728dc" style:font-size-asian="12pt" style:font-weight-asian="bold" style:font-size-complex="12pt" style:font-weight-complex="bold"/>
    </style:style>
    <style:style style:name="P6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62fda"/>
    </style:style>
    <style:style style:name="P7" style:family="paragraph" style:parent-style-name="Standard">
      <style:paragraph-properties>
        <style:tab-stops>
          <style:tab-stop style:position="5.001cm"/>
          <style:tab-stop style:position="9.999cm"/>
        </style:tab-stops>
      </style:paragraph-properties>
      <style:text-properties style:font-name="BetecknaLowerCase1" officeooo:rsid="001290e9" officeooo:paragraph-rsid="004f4906"/>
    </style:style>
    <style:style style:name="P8" style:family="paragraph" style:parent-style-name="Standard">
      <style:text-properties style:font-name="BetecknaLowerCase1" officeooo:rsid="001290e9" officeooo:paragraph-rsid="00462fda"/>
    </style:style>
    <style:style style:name="P9" style:family="paragraph" style:parent-style-name="Text_20_body">
      <style:paragraph-properties fo:text-align="end" style:justify-single-word="false"/>
      <style:text-properties officeooo:paragraph-rsid="0047c260"/>
    </style:style>
    <style:style style:name="P10" style:family="paragraph" style:parent-style-name="Standard">
      <style:paragraph-properties fo:text-align="end" style:justify-single-word="false"/>
      <style:text-properties style:font-name="FreeSans1" fo:font-size="6pt" officeooo:rsid="0013b859" officeooo:paragraph-rsid="0053235a" style:font-size-asian="6pt" style:font-size-complex="6pt"/>
    </style:style>
    <style:style style:name="P11" style:family="paragraph">
      <style:text-properties style:font-name="FreeSans1"/>
    </style:style>
    <style:style style:name="P12" style:family="paragraph">
      <style:paragraph-properties fo:text-align="center"/>
      <style:text-properties fo:font-size="12pt"/>
    </style:style>
    <style:style style:name="P13" style:family="paragraph">
      <style:text-properties style:font-name="BetecknaLowerCase1" fo:font-size="96pt" style:font-size-asian="96pt" style:font-size-complex="96pt"/>
    </style:style>
    <style:style style:name="P14" style:family="paragraph">
      <style:paragraph-properties fo:text-align="center"/>
    </style:style>
    <style:style style:name="T1" style:family="text">
      <style:text-properties style:font-name="FreeSans"/>
    </style:style>
    <style:style style:name="T2" style:family="text">
      <style:text-properties style:font-name="FreeSans" officeooo:rsid="001a7abf" style:font-name-asian="FreeSans" style:font-name-complex="FreeSans"/>
    </style:style>
    <style:style style:name="T3" style:family="text">
      <style:text-properties officeooo:rsid="00176610"/>
    </style:style>
    <style:style style:name="T4" style:family="text">
      <style:text-properties style:use-window-font-color="true" officeooo:rsid="00462fda" style:font-size-complex="10pt"/>
    </style:style>
    <style:style style:name="T5" style:family="text">
      <style:text-properties style:use-window-font-color="true" fo:font-size="10pt" officeooo:rsid="003de84d" style:font-size-asian="10pt" style:font-size-complex="10pt"/>
    </style:style>
    <style:style style:name="T6" style:family="text">
      <style:text-properties style:use-window-font-color="true" fo:font-size="10pt" officeooo:rsid="0040b349" style:font-size-asian="10pt" style:font-size-complex="10pt"/>
    </style:style>
    <style:style style:name="T7" style:family="text">
      <style:text-properties fo:text-transform="lowercase" fo:font-size="48pt" officeooo:rsid="00462fda" style:font-size-asian="48pt" style:font-size-complex="48pt"/>
    </style:style>
    <style:style style:name="T8" style:family="text">
      <style:text-properties fo:text-transform="lowercase" fo:font-size="48pt" officeooo:rsid="004da694" style:font-size-asian="48pt" style:font-size-complex="48pt"/>
    </style:style>
    <style:style style:name="T9" style:family="text">
      <style:text-properties fo:text-transform="lowercase" officeooo:rsid="00462fda" style:font-size-complex="2pt"/>
    </style:style>
    <style:style style:name="T10" style:family="text">
      <style:text-properties fo:text-transform="lowercase" fo:font-size="6pt" officeooo:rsid="0040b349" style:font-size-asian="6pt" style:font-size-complex="6pt"/>
    </style:style>
    <style:style style:name="T11" style:family="text">
      <style:text-properties fo:text-transform="lowercase" officeooo:rsid="00462fda" style:font-size-complex="6pt"/>
    </style:style>
    <style:style style:name="T12" style:family="text">
      <style:text-properties fo:text-transform="lowercase" fo:font-size="4pt" officeooo:rsid="0040b349" style:font-size-asian="4pt" style:font-size-complex="4pt"/>
    </style:style>
    <style:style style:name="T13" style:family="text">
      <style:text-properties officeooo:rsid="00462fda"/>
    </style:style>
    <style:style style:name="T14" style:family="text">
      <style:text-properties fo:font-size="48pt" style:font-size-asian="48pt" style:font-size-complex="48pt"/>
    </style:style>
    <style:style style:name="T15" style:family="text">
      <style:text-properties officeooo:rsid="001a7abf"/>
    </style:style>
    <style:style style:name="T16" style:family="text">
      <style:text-properties officeooo:rsid="00505413"/>
    </style:style>
    <style:style style:name="T17" style:family="text">
      <style:text-properties officeooo:rsid="00523304"/>
    </style:style>
    <style:style style:name="T18" style:family="text">
      <style:text-properties officeooo:rsid="001f5956"/>
    </style:style>
    <style:style style:name="T19" style:family="text">
      <style:text-properties style:font-name="FreeSans1"/>
    </style:style>
    <style:style style:name="T20" style:family="text">
      <style:text-properties style:font-name="BetecknaLowerCase1" fo:font-size="96pt" style:font-size-asian="96pt" style:font-size-complex="96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none" draw:fill-color="#ffffff" fo:min-height="0.579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9cm" svg:stroke-color="#000000" draw:marker-start="" draw:marker-start-width="0.20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9cm" svg:stroke-color="#000000" draw:marker-start-width="0.3cm" draw:marker-end="Linienspitzen_20_1" draw:marker-end-width="0.199cm" draw:fill="solid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horizontal-align="center" draw:textarea-vertical-align="middle" draw:auto-grow-width="true" fo:min-height="1.715cm" fo:min-width="0.43cm" fo:padding-top="0.75cm" fo:padding-bottom="1cm" fo:padding-left="1cm" fo:padding-right="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11" svg:width="0.237cm" svg:height="0.579cm" svg:x="2.593cm" svg:y="4.419cm">
        <draw:text-box>
          <text:p><text:span text:style-name="T19">1</text:span></text:p>
        </draw:text-box>
      </draw:frame>
      <draw:frame text:anchor-type="page" text:anchor-page-number="1" draw:z-index="1" draw:style-name="gr1" draw:text-style-name="P11" svg:width="0.237cm" svg:height="0.579cm" svg:x="2.589cm" svg:y="5.237cm">
        <draw:text-box>
          <text:p><text:span text:style-name="T19">2</text:span></text:p>
        </draw:text-box>
      </draw:frame>
      <draw:line text:anchor-type="page" text:anchor-page-number="1" draw:z-index="2" draw:style-name="gr2" draw:text-style-name="P12" svg:x1="3.886cm" svg:y1="4.551cm" svg:x2="2.896cm" svg:y2="5.976cm">
        <text:p/>
      </draw:line>
      <draw:line text:anchor-type="page" text:anchor-page-number="1" draw:z-index="4" draw:style-name="gr4" draw:text-style-name="P12" svg:x1="3.013cm" svg:y1="4.598cm" svg:x2="4.001cm" svg:y2="6.018cm">
        <text:p/>
      </draw:line>
      <draw:frame text:anchor-type="page" text:anchor-page-number="1" draw:z-index="7" draw:style-name="gr5" draw:text-style-name="P13" svg:width="3.671cm" svg:height="6.111cm" svg:x="2.028cm" svg:y="1.579cm">
        <draw:text-box>
          <text:p><text:span text:style-name="T20">x</text:span></text:p>
        </draw:text-box>
      </draw:frame>
      <text:p text:style-name="P4">LATIN <text:span text:style-name="T3">SMALL</text:span> LETTER <text:span text:style-name="T13">x</text:span></text:p>
      <text:p text:style-name="P5">Das <text:span text:style-name="T3">kleine</text:span> <text:span text:style-name="T17">Iks</text:span></text:p>
      <text:p text:style-name="P1"/>
      <text:p text:style-name="P2"><text:span text:style-name="T16">x-beliebig </text:span><text:span text:style-name="T2">•</text:span><text:span text:style-name="T15"> x-mal</text:span></text:p>
      <text:p text:style-name="P9"><draw:polygon text:anchor-type="paragraph" draw:z-index="3" draw:style-name="gr3" draw:text-style-name="P12" svg:width="0.17cm" svg:height="0.205cm" draw:transform="skewX (0.0198967534727353) rotate (-0.734085483388816) translate (1.44669157540578cm 1.2219270282187cm)" svg:viewBox="0 0 171 206" draw:points="17,187 0,0 129,23 171,206"><text:p/></draw:polygon><draw:polygon text:anchor-type="paragraph" draw:z-index="5" draw:style-name="gr3" draw:text-style-name="P12" svg:width="0.228cm" svg:height="0.492cm" draw:transform="skewX (0.0198967534727353) rotate (-0.734085483388816) translate (1.74272222222222cm 0.761999999999996cm)" svg:viewBox="0 0 229 493" draw:points="62,449 0,0 165,37 229,493"><text:p/></draw:polygon><draw:polygon text:anchor-type="paragraph" draw:z-index="6" draw:style-name="gr3" draw:text-style-name="P12" svg:width="0.194cm" svg:height="0.465cm" draw:transform="skewX (-0.0179768912955416) rotate (0.733212818762818) translate (1.41605873556225cm 1.55757515501528cm)" svg:viewBox="0 0 195 466" draw:points="130,423 195,0 46,49 0,466"><text:p/></draw:polygon><text:span text:style-name="Outline_5f_very_5f_large"><text:span text:style-name="T4">x</text:span></text:span><text:span text:style-name="Outline_5f_very_5f_large"><text:span text:style-name="T6"> </text:span></text:span><text:span text:style-name="Outline_5f_very_5f_large"><text:span text:style-name="T4">x</text:span></text:span><text:span text:style-name="Outline_5f_very_5f_large"><text:span text:style-name="T6"> </text:span></text:span><text:span text:style-name="Outline_5f_very_5f_large"><text:span text:style-name="T4">x</text:span></text:span><text:span text:style-name="Outline_5f_very_5f_large"><text:span text:style-name="T6"> </text:span></text:span><text:span text:style-name="Outline_5f_very_5f_large"><text:span text:style-name="T4">x</text:span></text:span><text:span text:style-name="Outline_5f_very_5f_large"><text:span text:style-name="T6"> </text:span></text:span><text:span text:style-name="Outline_5f_very_5f_large"><text:span text:style-name="T4">x</text:span></text:span><text:span text:style-name="Outline_5f_very_5f_large"><text:span text:style-name="T6"> </text:span></text:span><text:span text:style-name="Outline_5f_very_5f_large"><text:span text:style-name="T4">x</text:span></text:span><text:span text:style-name="Outline_5f_very_5f_large"><text:span text:style-name="T6"> </text:span></text:span><text:span text:style-name="Outline_5f_very_5f_large"><text:span text:style-name="T4">x</text:span></text:span><text:span text:style-name="Outline_5f_very_5f_large"><text:span text:style-name="T5"> </text:span></text:span></text:p>
      <text:p text:style-name="P3"><text:span text:style-name="Outline_5f_large"><text:span text:style-name="T14">x</text:span></text:span><text:span text:style-name="Outline_5f_large"><text:span text:style-name="T10"> </text:span></text:span><text:span text:style-name="Outline_5f_large"><text:span text:style-name="T8">x</text:span></text:span><text:span text:style-name="Outline_5f_large"><text:span text:style-name="T10"> </text:span></text:span><text:span text:style-name="Outline_5f_large"><text:span text:style-name="T7">x</text:span></text:span><text:span text:style-name="Outline_5f_large"><text:span text:style-name="T10"> </text:span></text:span><text:span text:style-name="Outline_5f_large"><text:span text:style-name="T7">x</text:span></text:span><text:span text:style-name="Outline_5f_large"><text:span text:style-name="T10"> </text:span></text:span><text:span text:style-name="Outline_5f_large"><text:span text:style-name="T7">x</text:span></text:span><text:span text:style-name="Outline_5f_large"><text:span text:style-name="T10"> </text:span></text:span><text:span text:style-name="Outline_5f_large"><text:span text:style-name="T7">x</text:span></text:span><text:span text:style-name="Outline_5f_large"><text:span text:style-name="T10"> </text:span></text:span><text:span text:style-name="Outline_5f_large"><text:span text:style-name="T7">x</text:span></text:span><text:span text:style-name="Outline_5f_large"><text:span text:style-name="T10"> </text:span></text:span><text:span text:style-name="Outline_5f_large"><text:span text:style-name="T7">x</text:span></text:span><text:span text:style-name="Outline_5f_large"><text:span text:style-name="T10"> </text:span></text:span><text:span text:style-name="Outline_5f_large"><text:span text:style-name="T7">x</text:span></text:span><text:span text:style-name="Outline_5f_large"><text:span text:style-name="T10"> </text:span></text:span><text:span text:style-name="Outline_5f_large"><text:span text:style-name="T7">x</text:span></text:span><text:span text:style-name="Outline_5f_large"><text:span text:style-name="T10"> </text:span></text:span><text:span text:style-name="Outline_5f_large"><text:span text:style-name="T7">x</text:span></text:span><text:span text:style-name="Outline_5f_large"><text:span text:style-name="T10"> </text:span></text:span><text:span text:style-name="Outline_5f_large"><text:span text:style-name="T7">x</text:span></text:span><text:span text:style-name="Outline_5f_large"><text:span text:style-name="T10"> </text:span></text:span><text:span text:style-name="Outline_5f_large"><text:span text:style-name="T7">x</text:span></text:span><text:span text:style-name="Outline_5f_large"><text:span text:style-name="T10"> </text:span></text:span><text:span text:style-name="Outline_5f_large"><text:span text:style-name="T7">x</text:span></text:span><text:span text:style-name="Outline_5f_large"><text:span text:style-name="T10"> </text:span></text:span><text:span text:style-name="Outline_5f_large"><text:span text:style-name="T7">x</text:span></text:span><text:span text:style-name="Outline_5f_large"><text:span text:style-name="T10"> </text:span></text:span><text:span text:style-name="Outline_5f_large"><text:span text:style-name="T7">x</text:span></text:span><text:span text:style-name="Outline_5f_large"><text:span text:style-name="T10"> </text:span></text:span><text:span text:style-name="Outline_5f_large"><text:span text:style-name="T7">x</text:span></text:span><text:span text:style-name="Outline_5f_large"><text:span text:style-name="T10"> </text:span></text:span><text:span text:style-name="Outline_5f_large"><text:span text:style-name="T7">x</text:span></text:span></text:p>
      <text:p text:style-name="P8"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/text:p>
      <text:p text:style-name="P7"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/text:p>
      <text:p text:style-name="P7"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/text:p>
      <text:p text:style-name="P7"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/text:p>
      <text:p text:style-name="P7"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/text:p>
      <text:p text:style-name="P7"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/text:p>
      <text:p text:style-name="P7"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/text:p>
      <text:p text:style-name="P7"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/text:p>
      <text:p text:style-name="P7"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/text:p>
      <text:p text:style-name="P7"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/text:p>
      <text:p text:style-name="P7"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/text:p>
      <text:p text:style-name="P7"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/text:p>
      <text:p text:style-name="P7"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text:span text:style-name="Outline"><text:span text:style-name="T12"> </text:span></text:span><text:span text:style-name="Outline"><text:span text:style-name="T9">x</text:span></text:span></text:p>
      <text:p text:style-name="P6"><draw:line text:anchor-type="paragraph" draw:z-index="8" draw:style-name="gr6" draw:text-style-name="P14" svg:x1="0cm" svg:y1="0.319cm" svg:x2="17cm" svg:y2="0.319cm"><text:p/></draw:line><draw:line text:anchor-type="paragraph" draw:z-index="9" draw:style-name="gr6" draw:text-style-name="P14" svg:x1="0cm" svg:y1="0.72cm" svg:x2="17cm" svg:y2="0.72cm"><text:p/></draw:line><draw:line text:anchor-type="paragraph" draw:z-index="10" draw:style-name="gr6" draw:text-style-name="P14" svg:x1="0cm" svg:y1="0.921cm" svg:x2="17cm" svg:y2="0.921cm"><text:p/></draw:line><draw:line text:anchor-type="paragraph" draw:z-index="11" draw:style-name="gr6" draw:text-style-name="P14" svg:x1="0cm" svg:y1="0.52cm" svg:x2="17cm" svg:y2="0.52cm"><text:p/></draw:line><text:span text:style-name="Outline"><text:span text:style-name="T11">x</text:span></text:span></text:p>
      <text:p text:style-name="P6"><draw:line text:anchor-type="paragraph" draw:z-index="12" draw:style-name="gr6" draw:text-style-name="P14" svg:x1="0cm" svg:y1="0.319cm" svg:x2="17cm" svg:y2="0.319cm"><text:p/></draw:line><draw:line text:anchor-type="paragraph" draw:z-index="13" draw:style-name="gr6" draw:text-style-name="P14" svg:x1="0cm" svg:y1="0.921cm" svg:x2="17cm" svg:y2="0.921cm"><text:p/></draw:line><text:span text:style-name="Outline"><text:span text:style-name="T11">x</text:span></text:span></text:p>
      <text:p text:style-name="P10"><text:span text:style-name="T1">©</text:span> Copyright 2016 Stephan Kreutzer, <text:span text:style-name="T18">GNU Affero General Public License 3 or any later version, https://github.com/refugee-it/schreibuebungsblaetter, http://r</text:span>efugee-it.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BetecknaLowerCase1" svg:font-family="BetecknaLowerCase" style:font-pitch="variable"/>
    <style:font-face style:name="BetecknaLowerCase" svg:font-family="BetecknaLowerCase" style:font-adornments="Standard" style:font-pitch="variable"/>
    <style:font-face style:name="Liberation Serif2" svg:font-family="'Liberation Serif'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Linienspitzen_20_1" draw:display-name="Linienspitzen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Outline" style:family="text">
      <style:text-properties style:text-outline="true" style:font-name="BetecknaLowerCase" fo:font-family="BetecknaLowerCase" style:font-style-name="Standard" style:font-pitch="variable" fo:font-size="24pt" fo:font-weight="normal" style:font-size-asian="10.5pt"/>
    </style:style>
    <style:style style:name="Zeilenanfang" style:family="text" style:parent-style-name="Outline">
      <style:text-properties style:text-outline="false" style:font-size-asian="10.5pt"/>
    </style:style>
    <style:style style:name="Outline_5f_very_5f_large" style:display-name="Outline_very_large" style:family="text" style:parent-style-name="Outline">
      <style:text-properties fo:font-size="96pt" fo:font-weight="normal" style:font-size-asian="10.5pt"/>
    </style:style>
    <style:style style:name="Outline_5f_large" style:display-name="Outline_large" style:family="text" style:parent-style-name="Outline_5f_very_5f_large">
      <style:text-properties fo:font-size="36pt" style:font-size-asian="10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phan Kreutzer</meta:initial-creator>
    <meta:creation-date>2016-05-05T23:10:30.653352464</meta:creation-date>
    <dc:date>2016-08-13T22:15:48.183947437</dc:date>
    <dc:creator>Stephan Kreutzer</dc:creator>
    <meta:editing-duration>PT3H10M24S</meta:editing-duration>
    <meta:editing-cycles>74</meta:editing-cycles>
    <meta:generator>LibreOffice/4.2.8.2$Linux_x86 LibreOffice_project/420m0$Build-2</meta:generator>
    <meta:document-statistic meta:table-count="0" meta:image-count="0" meta:object-count="0" meta:page-count="1" meta:paragraph-count="21" meta:word-count="522" meta:character-count="1193" meta:non-whitespace-character-count="691"/>
  </office:meta>
</office:document-meta>
</file>